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0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10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9" table:content-validation-name="val8" office:value-type="string" calcext:value-type="string">
            <text:p>Outside</text:p>
          </table:table-cell>
          <table:table-cell table:style-name="ce12" office:value-type="float" office:value="45" calcext:value-type="float">
            <text:p>4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2" office:value-type="string" calcext:value-type="string">
            <text:p>BURNED_BUILDING</text:p>
          </table:table-cell>
          <table:table-cell table:style-name="ce12" office:value-type="float" office:value="758" calcext:value-type="float">
            <text:p>75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38" office:value-type="float" office:value="5" calcext:value-type="float">
            <text:p>5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2"/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9" table:content-validation-name="val8" office:value-type="string" calcext:value-type="string">
            <text:p>Inside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TOWN_CENTER</text:p>
          </table:table-cell>
          <table:table-cell table:style-name="ce12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R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4">
          <table:table-cell table:style-name="ce20" office:value-type="string" calcext:value-type="string">
            <text:p>5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4">
          <table:table-cell table:style-name="ce20" office:value-type="string" calcext:value-type="string">
            <text:p>7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R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2"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4">
          <table:table-cell table:style-name="ce20" office:value-type="string" calcext:value-type="string">
            <text:p>12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4">
          <table:table-cell table:style-name="ce20" office:value-type="string" calcext:value-type="string">
            <text:p>13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])" office:value-type="string" office:string-value="14" calcext:value-type="string">
            <text:p>14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:.$A$19])" office:value-type="string" office:string-value="14, 15" calcext:value-type="string">
            <text:p>14, 15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:.$A$20])" office:value-type="string" office:string-value="14, 15, 16" calcext:value-type="string">
            <text:p>14, 15, 16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1])" office:value-type="string" office:string-value="4, 5, 6, 7, 12, 13, 14, 15, 16, 17" calcext:value-type="string">
            <text:p>4, 5, 6, 7, 12, 13, 14, 15, 16, 1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2])" office:value-type="string" office:string-value="4, 5, 6, 7, 12, 13, 14, 15, 16, 17, 18" calcext:value-type="string">
            <text:p>4, 5, 6, 7, 12, 13, 14, 15, 16, 17, 18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3])" office:value-type="string" office:string-value="4, 5, 6, 7, 12, 13, 14, 15, 16, 17, 18, 19" calcext:value-type="string">
            <text:p>4, 5, 6, 7, 12, 13, 14, 15, 16, 17, 18, 19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4])" office:value-type="string" office:string-value="4, 5, 6, 7, 12, 13, 14, 15, 16, 17, 18, 19, 20" calcext:value-type="string">
            <text:p>4, 5, 6, 7, 12, 13, 14, 15, 16, 17, 18, 19, 20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2" office:value-type="string" calcext:value-type="string">
            <text:p>DLC_FERN_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])" office:value-type="string" office:string-value="3, 22" calcext:value-type="string">
            <text:p>3, 22</text:p>
          </table:table-cell>
          <table:table-cell table:style-name="ce36" office:value-type="string" calcext:value-type="string">
            <text:p>1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7])" office:value-type="string" office:string-value="3, 22, 23" calcext:value-type="string">
            <text:p>3, 22, 23</text:p>
          </table:table-cell>
          <table:table-cell table:style-name="ce36" office:value-type="string" calcext:value-type="string">
            <text:p>1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8])" office:value-type="string" office:string-value="3, 22, 23, 24" calcext:value-type="string">
            <text:p>3, 22, 23, 24</text:p>
          </table:table-cell>
          <table:table-cell table:style-name="ce36" office:value-type="string" calcext:value-type="string">
            <text:p>1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9])" office:value-type="string" office:string-value="3, 22, 23, 24, 25" calcext:value-type="string">
            <text:p>3, 22, 23, 24, 25</text:p>
          </table:table-cell>
          <table:table-cell table:style-name="ce36" office:value-type="string" calcext:value-type="string">
            <text:p>1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0])" office:value-type="string" office:string-value="3, 22, 23, 24, 25, 26" calcext:value-type="string">
            <text:p>3, 22, 23, 24, 25, 26</text:p>
          </table:table-cell>
          <table:table-cell table:style-name="ce36" office:value-type="string" calcext:value-type="string">
            <text:p>1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1])" office:value-type="string" office:string-value="3, 22, 23, 24, 25, 26, 27" calcext:value-type="string">
            <text:p>3, 22, 23, 24, 25, 26, 27</text:p>
          </table:table-cell>
          <table:table-cell table:style-name="ce36" office:value-type="string" calcext:value-type="string">
            <text:p>12, 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2])" office:value-type="string" office:string-value="3, 22, 23, 24, 25, 26, 27, 28" calcext:value-type="string">
            <text:p>3, 22, 23, 24, 25, 26, 27, 28</text:p>
          </table:table-cell>
          <table:table-cell table:style-name="ce36" office:value-type="string" calcext:value-type="string">
            <text:p>12, 2, 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3])" office:value-type="string" office:string-value="12, 13, 14, 15, 16, 17, 18, 19, 20, 21, 22, 23, 24, 25, 26, 27, 28, 29" calcext:value-type="string">
            <text:p>12, 13, 14, 15, 16, 17, 18, 19, 20, 21, 22, 23, 24, 25, 26, 27, 28, 29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4])" office:value-type="string" office:string-value="12, 13, 14, 15, 16, 17, 18, 19, 20, 21, 22, 23, 24, 25, 26, 27, 28, 29, 30" calcext:value-type="string">
            <text:p>12, 13, 14, 15, 16, 17, 18, 19, 20, 21, 22, 23, 24, 25, 26, 27, 28, 29, 30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5])" office:value-type="string" office:string-value="12, 13, 14, 15, 16, 17, 18, 19, 20, 21, 22, 23, 24, 25, 26, 27, 28, 29, 30, 31" calcext:value-type="string">
            <text:p>12, 13, 14, 15, 16, 17, 18, 19, 20, 21, 22, 23, 24, 25, 26, 27, 28, 29, 30, 31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6])" office:value-type="string" office:string-value="12, 13, 14, 15, 16, 17, 18, 19, 20, 21, 22, 23, 24, 25, 26, 27, 28, 29, 30, 31, 32" calcext:value-type="string">
            <text:p>12, 13, 14, 15, 16, 17, 18, 19, 20, 21, 22, 23, 24, 25, 26, 27, 28, 29, 30, 31, 32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4">
          <table:table-cell table:style-name="ce20" office:value-type="string" calcext:value-type="string">
            <text:p>34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4">
          <table:table-cell table:style-name="ce20" office:value-type="string" calcext:value-type="string">
            <text:p>35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];[.$A$38])" office:value-type="string" office:string-value="1, 34" calcext:value-type="string">
            <text:p>1, 34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])" office:value-type="string" office:string-value="36" calcext:value-type="string">
            <text:p>36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:.$A$41])" office:value-type="string" office:string-value="36, 37" calcext:value-type="string">
            <text:p>36, 37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:.$A$42])" office:value-type="string" office:string-value="36, 37, 38" calcext:value-type="string">
            <text:p>36, 37, 38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NEWSHALLOW</text:p>
          </table:table-cell>
          <table:table-cell table:style-name="ce12" table:number-columns-repeated="4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FISH</text:p>
          </table:table-cell>
          <table:table-cell table:style-name="ce1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WATER5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8:.$A$39];[.$A$44])" office:value-type="string" office:string-value="34, 35, 40" calcext:value-type="string">
            <text:p>34, 35, 40</text:p>
          </table:table-cell>
          <table:table-cell table:style-name="ce36" office:value-type="string" calcext:value-type="string">
            <text:p>12, 1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4">
          <table:table-cell table:style-name="ce20" office:value-type="string" calcext:value-type="string">
            <text:p>42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4">
          <table:table-cell table:style-name="ce20" office:value-type="string" calcext:value-type="string">
            <text:p>43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2" office:value-type="string" calcext:value-type="string">
            <text:p>RELIC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2" office:value-type="string" calcext:value-type="string">
            <text:p>DLC_AOE1_PRIEST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48])" office:value-type="string" office:string-value="44" calcext:value-type="string">
            <text:p>4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 table:formula="of:=COM.MICROSOFT.TEXTJOIN(&quot;, &quot;;1;[.$A$8:.$A$11])" office:value-type="string" office:string-value="4, 5, 6, 7" calcext:value-type="string">
            <text:p>4, 5, 6, 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SNOW_LIGHT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1])" office:value-type="string" office:string-value="47" calcext:value-type="string">
            <text:p>47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1])" office:value-type="string" office:string-value="47" calcext:value-type="string">
            <text:p>47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2])" office:value-type="string" office:string-value="48" calcext:value-type="string">
            <text:p>48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1:.$A$52])" office:value-type="string" office:string-value="47, 48" calcext:value-type="string">
            <text:p>47, 48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3])" office:value-type="string" office:string-value="49" calcext:value-type="string">
            <text:p>49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1:.$A$53])" office:value-type="string" office:string-value="47, 48, 49" calcext:value-type="string">
            <text:p>47, 48, 49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1:.$A$54])" office:value-type="string" office:string-value="47, 48, 49, 50" calcext:value-type="string">
            <text:p>47, 48, 49, 50</text:p>
          </table:table-cell>
          <table:table-cell table:style-name="ce36" office:value-type="string" calcext:value-type="string">
            <text:p>16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8:.$A$39];[.$A$45];[.$A$55])" office:value-type="string" office:string-value="34, 35, 41, 51" calcext:value-type="string">
            <text:p>34, 35, 41, 51</text:p>
          </table:table-cell>
          <table:table-cell table:style-name="ce36" office:value-type="string" calcext:value-type="string">
            <text:p>6, 6, 16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7])" office:value-type="string" office:string-value="53" calcext:value-type="string">
            <text:p>5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6:.$A$57])" office:value-type="string" office:string-value="52, 53" calcext:value-type="string">
            <text:p>52, 5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7])" office:value-type="string" office:string-value="53" calcext:value-type="string">
            <text:p>5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6:.$A$57])" office:value-type="string" office:string-value="52, 53" calcext:value-type="string">
            <text:p>52, 5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2" office:value-type="string" calcext:value-type="string">
            <text:p>DEE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number-columns-repeated="2"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0];[.$A$55])" office:value-type="string" office:string-value="46, 51" calcext:value-type="string">
            <text:p>46, 51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SNOW_LIGHT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9])" office:value-type="string" office:string-value="45" calcext:value-type="string">
            <text:p>45</text:p>
          </table:table-cell>
          <table:table-cell table:style-name="ce36" office:value-type="string" calcext:value-type="string">
            <text:p>1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YGRAS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2" office:value-type="string" calcext:value-type="string">
            <text:p>ALASKAN_BEA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 table:formula="of:=COM.MICROSOFT.TEXTJOIN(&quot;, &quot;;1;[.$A$63])" office:value-type="string" office:string-value="59" calcext:value-type="string">
            <text:p>59</text:p>
          </table:table-cell>
          <table:table-cell table:style-name="ce36" office:value-type="string" calcext:value-type="string">
            <text:p>2</text:p>
          </table:table-cell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2" office:value-type="string" calcext:value-type="string">
            <text:p>WOL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YGRAS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94])">
            <text:p/>
          </table:table-cell>
          <table:table-cell table:style-name="ce36"/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2" office:value-type="string" calcext:value-type="string">
            <text:p>HAW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2" office:value-type="string" calcext:value-type="string">
            <text:p>FALCON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8</text:p>
          </table:table-cell>
          <table:table-cell table:style-name="ce38"/>
          <table:table-cell table:style-name="ce35" table:formula="of:=COM.MICROSOFT.TEXTJOIN(&quot;, &quot;;1;[.$A$7];[.$A$13:.$A$15];[.$A$60:.$A$61])" office:value-type="string" office:string-value="3, 9, 10, 11, 56, 57" calcext:value-type="string">
            <text:p>3, 9, 10, 11, 56, 57</text:p>
          </table:table-cell>
          <table:table-cell table:style-name="ce36" office:value-type="string" calcext:value-type="string">
            <text:p>16, 1, 1, 1, 12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8</text:p>
          </table:table-cell>
          <table:table-cell table:style-name="ce38"/>
          <table:table-cell table:style-name="ce35" table:formula="of:=COM.MICROSOFT.TEXTJOIN(&quot;, &quot;;1;[.$A$7];[.$A$13:.$A$15];[.$A$60:.$A$61];[.$A$68])" office:value-type="string" office:string-value="3, 9, 10, 11, 56, 57, 64" calcext:value-type="string">
            <text:p>3, 9, 10, 11, 56, 57, 64</text:p>
          </table:table-cell>
          <table:table-cell table:style-name="ce36" office:value-type="string" calcext:value-type="string">
            <text:p>16, 1, 1, 1, 12, 6, 8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2</text:p>
          </table:table-cell>
          <table:table-cell table:style-name="ce38"/>
          <table:table-cell table:style-name="ce35" table:formula="of:=COM.MICROSOFT.TEXTJOIN(&quot;, &quot;;1;[.$A$7];[.$A$13:.$A$15];[.$A$60:.$A$61];[.$A$68:.$A$69])" office:value-type="string" office:string-value="3, 9, 10, 11, 56, 57, 64, 65" calcext:value-type="string">
            <text:p>3, 9, 10, 11, 56, 57, 64, 65</text:p>
          </table:table-cell>
          <table:table-cell table:style-name="ce36" office:value-type="string" calcext:value-type="string">
            <text:p>20, 1, 1, 1, 12, 6, 8, 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2</text:p>
          </table:table-cell>
          <table:table-cell table:style-name="ce38"/>
          <table:table-cell table:style-name="ce35" table:formula="of:=COM.MICROSOFT.TEXTJOIN(&quot;, &quot;;1;[.$A$7];[.$A$13:.$A$15];[.$A$60:.$A$61];[.$A$68:.$A$70])" office:value-type="string" office:string-value="3, 9, 10, 11, 56, 57, 64, 65, 66" calcext:value-type="string">
            <text:p>3, 9, 10, 11, 56, 57, 64, 65, 66</text:p>
          </table:table-cell>
          <table:table-cell table:style-name="ce36" office:value-type="string" calcext:value-type="string">
            <text:p>20, 1, 1, 1, 12, 6, 8, 12, 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2" office:value-type="string" calcext:value-type="string">
            <text:p>TREE_REE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2" office:value-type="string" calcext:value-type="string">
            <text:p>TREE_REE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;[.$A$76])" office:value-type="string" office:string-value="3, 72" calcext:value-type="string">
            <text:p>3, 72</text:p>
          </table:table-cell>
          <table:table-cell table:style-name="ce36" office:value-type="string" calcext:value-type="string">
            <text:p>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2" office:value-type="string" calcext:value-type="string">
            <text:p>EAGLE_WARRIO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;[.$A$76:.$A$77])" office:value-type="string" office:string-value="3, 72, 73" calcext:value-type="string">
            <text:p>3, 72, 73</text:p>
          </table:table-cell>
          <table:table-cell table:style-name="ce36" office:value-type="string" calcext:value-type="string">
            <text:p>12, 6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2">
          <table:table-cell/>
          <table:table-cell table:style-name="Default" table:number-columns-repeated="32"/>
          <table:table-cell table:number-columns-repeated="990"/>
        </table:table-row>
        <table:table-row table:style-name="ro2" table:number-rows-repeated="104849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10:34:44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0T10:36:01.569000000</dc:date>
    <meta:editing-duration>P36DT11H7M38S</meta:editing-duration>
    <meta:editing-cycles>3029</meta:editing-cycles>
    <meta:generator>LibreOffice/7.1.3.2$Windows_X86_64 LibreOffice_project/47f78053abe362b9384784d31a6e56f8511eb1c1</meta:generator>
    <meta:document-statistic meta:table-count="1" meta:cell-count="1085" meta:object-count="0"/>
  </office:meta>
</office:document-meta>
</file>